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494e" officeooo:paragraph-rsid="0010494e"/>
    </style:style>
    <style:style style:name="P2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0494e" officeooo:paragraph-rsid="0010494e"/>
    </style:style>
    <style:style style:name="P3" style:family="paragraph" style:parent-style-name="Standard">
      <style:text-properties fo:font-variant="normal" fo:text-transform="none" fo:color="#2a6099" style:font-name="Roboto" fo:font-size="9.75pt" fo:letter-spacing="normal" fo:font-style="normal" fo:font-weight="bold" officeooo:rsid="0010494e" officeooo:paragraph-rsid="0010494e" style:font-weight-asian="bold" style:font-weight-complex="bold"/>
    </style:style>
    <style:style style:name="P4" style:family="paragraph" style:parent-style-name="Standard">
      <style:text-properties officeooo:rsid="00120130" officeooo:paragraph-rsid="001201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 y administracion de bases de datos </text:p>
      <text:p text:style-name="P1"/>
      <text:p text:style-name="P1">Clase 1 – 17/03/2021 </text:p>
      <text:p text:style-name="P1"/>
      <text:p text:style-name="P1">-Profesor: Alejandro Manzanares</text:p>
      <text:p text:style-name="P1"/>
      <text:p text:style-name="P3">Buenas tardes.Quienes estén interesados en formar parte de un grupo de estudio por whatsapp por favor que me envie un mensaje son su nombre al 15 6877-5745</text:p>
      <text:p text:style-name="P2"/>
      <text:p text:style-name="P1">-Clase 9 – Primer parcial </text:p>
      <text:p text:style-name="P1">-Clase 15 – Segundo parcial</text:p>
      <text:p text:style-name="P1">No se promociona – si o si se va a final </text:p>
      <text:p text:style-name="P1"/>
      <text:p text:style-name="P4">DBA – Administracion de Base de Datos </text:p>
      <text:p text:style-name="P4"><text:tab/>Seguridad</text:p>
      <text:p text:style-name="P4"><text:tab/>Mantenimiento</text:p>
      <text:p text:style-name="P4"><text:tab/>Respaldo y Restauracion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9:01:13.090611006</meta:creation-date>
    <dc:date>2021-03-17T19:24:17.294302209</dc:date>
    <meta:editing-duration>PT2M24S</meta:editing-duration>
    <meta:editing-cycles>1</meta:editing-cycles>
    <meta:document-statistic meta:table-count="0" meta:image-count="0" meta:object-count="0" meta:page-count="1" meta:paragraph-count="11" meta:word-count="69" meta:character-count="429" meta:non-whitespace-character-count="358"/>
    <meta:generator>LibreOffice/6.4.6.2$Linux_X86_64 LibreOffice_project/40$Build-2</meta:generator>
  </office:meta>
</office:document-meta>
</file>